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12526" officeooo:paragraph-rsid="00112526"/>
    </style:style>
    <style:style style:name="P2" style:family="paragraph" style:parent-style-name="Standard">
      <style:text-properties style:font-name="Times New Roman" officeooo:rsid="00125cad" officeooo:paragraph-rsid="00125cad"/>
    </style:style>
    <style:style style:name="P3" style:family="paragraph" style:parent-style-name="Standard">
      <style:text-properties style:font-name="Times New Roman" officeooo:rsid="0013a354" officeooo:paragraph-rsid="0013a35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a35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1. been</text:p>
      <text:p text:style-name="P1">2. wasn’t</text:p>
      <text:p text:style-name="P1">3. are</text:p>
      <text:p text:style-name="P1">4. were</text:p>
      <text:p text:style-name="P1"/>
      <text:p text:style-name="P1">2.</text:p>
      <text:p text:style-name="P1">1. have found</text:p>
      <text:p text:style-name="P1">2. were brought</text:p>
      <text:p text:style-name="P1">3. has been eaten</text:p>
      <text:p text:style-name="P1">4. are sold</text:p>
      <text:p text:style-name="P1">5. don’t cook</text:p>
      <text:p text:style-name="P1">6. ate</text:p>
      <text:p text:style-name="P1"/>
      <text:p text:style-name="P1">3.</text:p>
      <text:p text:style-name="P1">1. Computer is protected</text:p>
      <text:p text:style-name="P1">2. was <text:span text:style-name="T1">The Hobbit</text:span><text:span text:style-name="T2"> written</text:span></text:p>
      <text:p text:style-name="P1"><text:span text:style-name="T2">3. has been seen by a few people since that moment.</text:span></text:p>
      <text:p text:style-name="P1"><text:span text:style-name="T2">4. A new restaurant has been opened</text:span></text:p>
      <text:p text:style-name="P1"><text:span text:style-name="T2">5. are not sold here</text:span></text:p>
      <text:p text:style-name="P1"><text:span text:style-name="T2">6. Were you asked to play in the school football team</text:span></text:p>
      <text:p text:style-name="P1"><text:span text:style-name="T2"/></text:p>
      <text:p text:style-name="P1"><text:span text:style-name="T2">4.</text:span></text:p>
      <text:p text:style-name="P2"><text:span text:style-name="T2">1. wasn’t starting</text:span></text:p>
      <text:p text:style-name="P2"><text:span text:style-name="T2">2. are given</text:span></text:p>
      <text:p text:style-name="P2"><text:span text:style-name="T2">3. has made</text:span></text:p>
      <text:p text:style-name="P2"><text:span text:style-name="T2">4. aren’t thrown</text:span></text:p>
      <text:p text:style-name="P2"><text:span text:style-name="T2">5. wasn’t chosen</text:span></text:p>
      <text:p text:style-name="P2"><text:span text:style-name="T2"/></text:p>
      <text:p text:style-name="P2"><text:span text:style-name="T2">5.</text:span></text:p>
      <text:p text:style-name="P2"><text:span text:style-name="T2">1. made</text:span></text:p>
      <text:p text:style-name="P2"><text:span text:style-name="T2">2. didn’t have</text:span></text:p>
      <text:p text:style-name="P2"><text:span text:style-name="T2">3. gave</text:span></text:p>
      <text:p text:style-name="P2"><text:span text:style-name="T2">4. invented</text:span></text:p>
      <text:p text:style-name="P2"><text:span text:style-name="T2">5. are used</text:span></text:p>
      <text:p text:style-name="P2"><text:span text:style-name="T2"/></text:p>
      <text:p text:style-name="P2"><text:span text:style-name="T2">6.</text:span></text:p>
      <text:p text:style-name="P2"><text:span text:style-name="T2">1. A</text:span></text:p>
      <text:p text:style-name="P2"><text:span text:style-name="T2">2. B</text:span></text:p>
      <text:p text:style-name="P2"><text:span text:style-name="T2">3. A</text:span></text:p>
      <text:p text:style-name="P2"><text:span text:style-name="T2">4. B</text:span></text:p>
      <text:p text:style-name="P2"><text:span text:style-name="T2">5. C</text:span></text:p>
      <text:p text:style-name="P2"><text:span text:style-name="T2">6. A</text:span></text:p>
      <text:p text:style-name="P2"><text:span text:style-name="T2"><text:tab/><text:tab/>strona 150</text:span></text:p>
      <text:p text:style-name="P2"><text:span text:style-name="T2"/></text:p>
      <text:p text:style-name="P2"><text:span text:style-name="T2">1.</text:span></text:p>
      <text:p text:style-name="P2"><text:span text:style-name="T2">1. Is the car cleaned once a month?</text:span></text:p>
      <text:p text:style-name="P2"><text:span text:style-name="T2">2. Is fresh, soft butter needed to make that chocolate cake?</text:span></text:p>
      <text:p text:style-name="P2"><text:span text:style-name="T2">3. Have cakes been eaten during the party?</text:span></text:p>
      <text:p text:style-name="P2"><text:span text:style-name="T2">4. Has the most important work been done?</text:span></text:p>
      <text:p text:style-name="P2"><text:span text:style-name="T2">5. </text:span><text:span text:style-name="T3">Were the lives of hundreds of people transformed by Fairtrade in Africa?</text:span></text:p>
      <text:p text:style-name="P3"><text:span text:style-name="T3">6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8:25:33.044000000</meta:creation-date>
    <dc:date>2021-02-08T12:47:27.881000000</dc:date>
    <meta:editing-duration>PT3H51M23S</meta:editing-duration>
    <meta:editing-cycles>3</meta:editing-cycles>
    <meta:document-statistic meta:table-count="0" meta:image-count="0" meta:object-count="0" meta:page-count="1" meta:paragraph-count="46" meta:word-count="166" meta:character-count="741" meta:non-whitespace-character-count="618"/>
    <meta:generator>LibreOffice/6.4.1.2$Windows_X86_64 LibreOffice_project/4d224e95b98b138af42a64d84056446d09082932</meta:generator>
  </office:meta>
</office:document-meta>
</file>